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4.52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255" table:style-name="ta1">
        <table:shapes>
          <draw:frame draw:z-index="0" draw:style-name="gr1" draw:text-style-name="P1" svg:width="159.99mm" svg:height="89.99mm" svg:x="125.75mm" svg:y="1mm">
            <loext:p draw:notify-on-update-of-ranges="test255.G1:test255.G1 test255.G2:test255.G16 test255.C1:test255.C1 test255.C2:test255.C16 test255.G1:test255.G1 test255.G2:test255.G16 test255.D1:test255.D1 test255.D2:test255.D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25.32mm" svg:y="99.35mm">
            <loext:p draw:notify-on-update-of-ranges="test255.F1:test255.F1 test255.F2:test255.F1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305.59mm" svg:y="4.53mm">
            <loext:p draw:notify-on-update-of-ranges="test255.C1:test255.C1 test255.C2:test255.C16 test255.D1:test255.D1 test255.D2:test255.D1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305.59mm" svg:y="103.87mm">
            <loext:p draw:notify-on-update-of-ranges="test255.G1:test255.G1 test255.G2:test255.G1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9:30:32</text:p>
          </table:table-cell>
          <table:table-cell office:value-type="float" office:value="1.456841" calcext:value-type="float">
            <text:p>1.456841</text:p>
          </table:table-cell>
          <table:table-cell office:value-type="float" office:value="0.006515" calcext:value-type="float">
            <text:p>0.006515</text:p>
          </table:table-cell>
          <table:table-cell office:value-type="float" office:value="0" calcext:value-type="float">
            <text:p>0</text:p>
          </table:table-cell>
          <table:table-cell office:value-type="float" office:value="151757" calcext:value-type="float">
            <text:p>15175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9:30:33</text:p>
          </table:table-cell>
          <table:table-cell office:value-type="float" office:value="0.816326" calcext:value-type="float">
            <text:p>0.816326</text:p>
          </table:table-cell>
          <table:table-cell office:value-type="float" office:value="0.007269" calcext:value-type="float">
            <text:p>0.007269</text:p>
          </table:table-cell>
          <table:table-cell office:value-type="float" office:value="0" calcext:value-type="float">
            <text:p>0</text:p>
          </table:table-cell>
          <table:table-cell office:value-type="float" office:value="164682" calcext:value-type="float">
            <text:p>164682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9:30:34</text:p>
          </table:table-cell>
          <table:table-cell office:value-type="float" office:value="0.372899" calcext:value-type="float">
            <text:p>0.372899</text:p>
          </table:table-cell>
          <table:table-cell office:value-type="float" office:value="0.005968" calcext:value-type="float">
            <text:p>0.005968</text:p>
          </table:table-cell>
          <table:table-cell office:value-type="float" office:value="0" calcext:value-type="float">
            <text:p>0</text:p>
          </table:table-cell>
          <table:table-cell office:value-type="float" office:value="154166" calcext:value-type="float">
            <text:p>15416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9:30:35</text:p>
          </table:table-cell>
          <table:table-cell office:value-type="float" office:value="0.366489" calcext:value-type="float">
            <text:p>0.366489</text:p>
          </table:table-cell>
          <table:table-cell office:value-type="float" office:value="0.005937" calcext:value-type="float">
            <text:p>0.005937</text:p>
          </table:table-cell>
          <table:table-cell office:value-type="float" office:value="0" calcext:value-type="float">
            <text:p>0</text:p>
          </table:table-cell>
          <table:table-cell office:value-type="float" office:value="135862" calcext:value-type="float">
            <text:p>135862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9:30:36</text:p>
          </table:table-cell>
          <table:table-cell office:value-type="float" office:value="0.04816" calcext:value-type="float">
            <text:p>0.04816</text:p>
          </table:table-cell>
          <table:table-cell office:value-type="float" office:value="0.004269" calcext:value-type="float">
            <text:p>0.004269</text:p>
          </table:table-cell>
          <table:table-cell office:value-type="float" office:value="0" calcext:value-type="float">
            <text:p>0</text:p>
          </table:table-cell>
          <table:table-cell office:value-type="float" office:value="107129" calcext:value-type="float">
            <text:p>10712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9:30:37</text:p>
          </table:table-cell>
          <table:table-cell office:value-type="float" office:value="0.067456" calcext:value-type="float">
            <text:p>0.067456</text:p>
          </table:table-cell>
          <table:table-cell office:value-type="float" office:value="0.005774" calcext:value-type="float">
            <text:p>0.005774</text:p>
          </table:table-cell>
          <table:table-cell office:value-type="float" office:value="0" calcext:value-type="float">
            <text:p>0</text:p>
          </table:table-cell>
          <table:table-cell office:value-type="float" office:value="127521" calcext:value-type="float">
            <text:p>127521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9:30:38</text:p>
          </table:table-cell>
          <table:table-cell office:value-type="float" office:value="0.051265" calcext:value-type="float">
            <text:p>0.051265</text:p>
          </table:table-cell>
          <table:table-cell office:value-type="float" office:value="0.007208" calcext:value-type="float">
            <text:p>0.007208</text:p>
          </table:table-cell>
          <table:table-cell office:value-type="float" office:value="0" calcext:value-type="float">
            <text:p>0</text:p>
          </table:table-cell>
          <table:table-cell office:value-type="float" office:value="135388" calcext:value-type="float">
            <text:p>135388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9:30:39</text:p>
          </table:table-cell>
          <table:table-cell office:value-type="float" office:value="0.059309" calcext:value-type="float">
            <text:p>0.059309</text:p>
          </table:table-cell>
          <table:table-cell office:value-type="float" office:value="0.009913" calcext:value-type="float">
            <text:p>0.009913</text:p>
          </table:table-cell>
          <table:table-cell office:value-type="float" office:value="0" calcext:value-type="float">
            <text:p>0</text:p>
          </table:table-cell>
          <table:table-cell office:value-type="float" office:value="144556" calcext:value-type="float">
            <text:p>14455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9:30:40</text:p>
          </table:table-cell>
          <table:table-cell office:value-type="float" office:value="0.038503" calcext:value-type="float">
            <text:p>0.038503</text:p>
          </table:table-cell>
          <table:table-cell office:value-type="float" office:value="0.007916" calcext:value-type="float">
            <text:p>0.007916</text:p>
          </table:table-cell>
          <table:table-cell office:value-type="float" office:value="0" calcext:value-type="float">
            <text:p>0</text:p>
          </table:table-cell>
          <table:table-cell office:value-type="float" office:value="172471" calcext:value-type="float">
            <text:p>172471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9:30:41</text:p>
          </table:table-cell>
          <table:table-cell office:value-type="float" office:value="0.030081" calcext:value-type="float">
            <text:p>0.030081</text:p>
          </table:table-cell>
          <table:table-cell office:value-type="float" office:value="0.007548" calcext:value-type="float">
            <text:p>0.007548</text:p>
          </table:table-cell>
          <table:table-cell office:value-type="float" office:value="0" calcext:value-type="float">
            <text:p>0</text:p>
          </table:table-cell>
          <table:table-cell office:value-type="float" office:value="169701" calcext:value-type="float">
            <text:p>16970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9:30:42</text:p>
          </table:table-cell>
          <table:table-cell office:value-type="float" office:value="0.039941" calcext:value-type="float">
            <text:p>0.039941</text:p>
          </table:table-cell>
          <table:table-cell office:value-type="float" office:value="0.005932" calcext:value-type="float">
            <text:p>0.005932</text:p>
          </table:table-cell>
          <table:table-cell office:value-type="float" office:value="0" calcext:value-type="float">
            <text:p>0</text:p>
          </table:table-cell>
          <table:table-cell office:value-type="float" office:value="145816" calcext:value-type="float">
            <text:p>14581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9:30:43</text:p>
          </table:table-cell>
          <table:table-cell office:value-type="float" office:value="0.125459" calcext:value-type="float">
            <text:p>0.125459</text:p>
          </table:table-cell>
          <table:table-cell office:value-type="float" office:value="0.012127" calcext:value-type="float">
            <text:p>0.012127</text:p>
          </table:table-cell>
          <table:table-cell office:value-type="float" office:value="0" calcext:value-type="float">
            <text:p>0</text:p>
          </table:table-cell>
          <table:table-cell office:value-type="float" office:value="179349" calcext:value-type="float">
            <text:p>179349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9:30:44</text:p>
          </table:table-cell>
          <table:table-cell office:value-type="float" office:value="0.224294" calcext:value-type="float">
            <text:p>0.224294</text:p>
          </table:table-cell>
          <table:table-cell office:value-type="float" office:value="0.020028" calcext:value-type="float">
            <text:p>0.020028</text:p>
          </table:table-cell>
          <table:table-cell office:value-type="float" office:value="0" calcext:value-type="float">
            <text:p>0</text:p>
          </table:table-cell>
          <table:table-cell office:value-type="float" office:value="193276" calcext:value-type="float">
            <text:p>19327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9:30:45</text:p>
          </table:table-cell>
          <table:table-cell office:value-type="float" office:value="0.066017" calcext:value-type="float">
            <text:p>0.066017</text:p>
          </table:table-cell>
          <table:table-cell office:value-type="float" office:value="0.007103" calcext:value-type="float">
            <text:p>0.007103</text:p>
          </table:table-cell>
          <table:table-cell office:value-type="float" office:value="0" calcext:value-type="float">
            <text:p>0</text:p>
          </table:table-cell>
          <table:table-cell office:value-type="float" office:value="144255" calcext:value-type="float">
            <text:p>14425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9:30:46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0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0.3$Linux_X86_64 LibreOffice_project/7556cbc6811c9d992f4064ab9287069087d7f62c</meta:generator>
    <dc:date>2017-11-20T14:35:50.164575161</dc:date>
    <meta:editing-duration>PT3M14S</meta:editing-duration>
    <meta:editing-cycles>1</meta:editing-cycles>
    <meta:document-statistic meta:table-count="1" meta:cell-count="11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2 0 1" chart:style-name="ch1">
        <chart:legend chart:legend-position="end" svg:x="14.001cm" svg:y="4.005cm" style:legend-expansion="high" chart:style-name="ch2"/>
        <chart:plot-area chart:style-name="ch3" table:cell-range-address="test255.G1:test255.G16 test255.C1:test255.D16" chart:data-source-has-labels="row" svg:x="0.32cm" svg:y="0.18cm" svg:width="13.361cm" svg:height="8.64cm">
          <chartooo:coordinate-region svg:x="1.047cm" svg:y="0.353cm" svg:width="12.354cm" svg:height="7.87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255.C2:test255.C16" chart:label-cell-address="test255.C1:test255.C1" chart:class="chart:scatter">
            <chart:domain table:cell-range-address="test255.G2:test255.G16"/>
            <chart:data-point chart:repeated="15"/>
          </chart:series>
          <chart:series chart:style-name="ch8" chart:values-cell-range-address="test255.D2:test255.D16" chart:label-cell-address="test255.D1:test255.D1" chart:class="chart:scatter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test255.C1:test255.C1</svg:desc>
                </draw:g>
              </table:table-cell>
              <table:table-cell office:value-type="string">
                <text:p>xfertime</text:p>
                <draw:g>
                  <svg:desc>test255.D1:test255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3">
                <text:p>83</text:p>
                <draw:g>
                  <svg:desc>test255.G2:test255.G16</svg:desc>
                </draw:g>
              </table:table-cell>
              <table:table-cell office:value-type="float" office:value="1.456841">
                <text:p>1.456841</text:p>
                <draw:g>
                  <svg:desc>test255.C2:test255.C16</svg:desc>
                </draw:g>
              </table:table-cell>
              <table:table-cell office:value-type="float" office:value="0.006515">
                <text:p>0.006515</text:p>
                <draw:g>
                  <svg:desc>test255.D2:test255.D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3">
                <text:p>143</text:p>
              </table:table-cell>
              <table:table-cell office:value-type="float" office:value="0.816326">
                <text:p>0.816326</text:p>
              </table:table-cell>
              <table:table-cell office:value-type="float" office:value="0.007269">
                <text:p>0.0072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2">
                <text:p>122</text:p>
              </table:table-cell>
              <table:table-cell office:value-type="float" office:value="0.372899">
                <text:p>0.372899</text:p>
              </table:table-cell>
              <table:table-cell office:value-type="float" office:value="0.005968">
                <text:p>0.0059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">
                <text:p>125</text:p>
              </table:table-cell>
              <table:table-cell office:value-type="float" office:value="0.366489">
                <text:p>0.366489</text:p>
              </table:table-cell>
              <table:table-cell office:value-type="float" office:value="0.005937">
                <text:p>0.0059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3">
                <text:p>123</text:p>
              </table:table-cell>
              <table:table-cell office:value-type="float" office:value="0.04816">
                <text:p>0.04816</text:p>
              </table:table-cell>
              <table:table-cell office:value-type="float" office:value="0.004269">
                <text:p>0.0042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8">
                <text:p>198</text:p>
              </table:table-cell>
              <table:table-cell office:value-type="float" office:value="0.067456">
                <text:p>0.067456</text:p>
              </table:table-cell>
              <table:table-cell office:value-type="float" office:value="0.005774">
                <text:p>0.0057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9">
                <text:p>239</text:p>
              </table:table-cell>
              <table:table-cell office:value-type="float" office:value="0.051265">
                <text:p>0.051265</text:p>
              </table:table-cell>
              <table:table-cell office:value-type="float" office:value="0.007208">
                <text:p>0.0072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6">
                <text:p>256</text:p>
              </table:table-cell>
              <table:table-cell office:value-type="float" office:value="0.059309">
                <text:p>0.059309</text:p>
              </table:table-cell>
              <table:table-cell office:value-type="float" office:value="0.009913">
                <text:p>0.0099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1">
                <text:p>241</text:p>
              </table:table-cell>
              <table:table-cell office:value-type="float" office:value="0.038503">
                <text:p>0.038503</text:p>
              </table:table-cell>
              <table:table-cell office:value-type="float" office:value="0.007916">
                <text:p>0.0079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5">
                <text:p>255</text:p>
              </table:table-cell>
              <table:table-cell office:value-type="float" office:value="0.030081">
                <text:p>0.030081</text:p>
              </table:table-cell>
              <table:table-cell office:value-type="float" office:value="0.007548">
                <text:p>0.0075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4">
                <text:p>304</text:p>
              </table:table-cell>
              <table:table-cell office:value-type="float" office:value="0.039941">
                <text:p>0.039941</text:p>
              </table:table-cell>
              <table:table-cell office:value-type="float" office:value="0.005932">
                <text:p>0.0059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5">
                <text:p>345</text:p>
              </table:table-cell>
              <table:table-cell office:value-type="float" office:value="0.125459">
                <text:p>0.125459</text:p>
              </table:table-cell>
              <table:table-cell office:value-type="float" office:value="0.012127">
                <text:p>0.0121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1">
                <text:p>361</text:p>
              </table:table-cell>
              <table:table-cell office:value-type="float" office:value="0.224294">
                <text:p>0.224294</text:p>
              </table:table-cell>
              <table:table-cell office:value-type="float" office:value="0.020028">
                <text:p>0.0200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5">
                <text:p>295</text:p>
              </table:table-cell>
              <table:table-cell office:value-type="float" office:value="0.066017">
                <text:p>0.066017</text:p>
              </table:table-cell>
              <table:table-cell office:value-type="float" office:value="0.007103">
                <text:p>0.0071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398cm" svg:y="4.227cm" style:legend-expansion="high" chart:style-name="ch2"/>
        <chart:plot-area chart:style-name="ch3" table:cell-range-address="test255.F1:test255.F16" chart:data-source-has-labels="row" svg:x="0.32cm" svg:y="0.18cm" svg:width="13.758cm" svg:height="8.64cm">
          <chartooo:coordinate-region svg:x="1.682cm" svg:y="0.353cm" svg:width="12.396cm" svg:height="7.87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255.F2:test255.F16" chart:label-cell-address="test255.F1:test255.F1" chart:class="chart:bar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ytes</text:p>
                <draw:g>
                  <svg:desc>test255.F1:test255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1757">
                <text:p>151757</text:p>
                <draw:g>
                  <svg:desc>test255.F2:test255.F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4682">
                <text:p>1646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4166">
                <text:p>1541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5862">
                <text:p>1358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7129">
                <text:p>1071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7521">
                <text:p>1275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5388">
                <text:p>1353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4556">
                <text:p>1445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2471">
                <text:p>1724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9701">
                <text:p>1697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5816">
                <text:p>1458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9349">
                <text:p>1793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3276">
                <text:p>1932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4255">
                <text:p>1442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4.005cm" style:legend-expansion="high" chart:style-name="ch2"/>
        <chart:plot-area chart:style-name="ch3" table:cell-range-address="test255.C1:test255.D16" chart:data-source-has-labels="row" svg:x="0.32cm" svg:y="0.18cm" svg:width="13.361cm" svg:height="8.64cm">
          <chartooo:coordinate-region svg:x="1.047cm" svg:y="0.353cm" svg:width="12.634cm" svg:height="7.87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255.C2:test255.C16" chart:label-cell-address="test255.C1:test255.C1" chart:class="chart:bar">
            <chart:data-point chart:repeated="15"/>
          </chart:series>
          <chart:series chart:style-name="ch8" chart:values-cell-range-address="test255.D2:test255.D16" chart:label-cell-address="test255.D1:test255.D1" chart:class="chart:bar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est255.C1:test255.C1</svg:desc>
                </draw:g>
              </table:table-cell>
              <table:table-cell office:value-type="string">
                <text:p>xfertime</text:p>
                <draw:g>
                  <svg:desc>test255.D1:test255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456841">
                <text:p>1.456841</text:p>
                <draw:g>
                  <svg:desc>test255.C2:test255.C16</svg:desc>
                </draw:g>
              </table:table-cell>
              <table:table-cell office:value-type="float" office:value="0.006515">
                <text:p>0.006515</text:p>
                <draw:g>
                  <svg:desc>test255.D2:test255.D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16326">
                <text:p>0.816326</text:p>
              </table:table-cell>
              <table:table-cell office:value-type="float" office:value="0.007269">
                <text:p>0.0072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72899">
                <text:p>0.372899</text:p>
              </table:table-cell>
              <table:table-cell office:value-type="float" office:value="0.005968">
                <text:p>0.0059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66489">
                <text:p>0.366489</text:p>
              </table:table-cell>
              <table:table-cell office:value-type="float" office:value="0.005937">
                <text:p>0.0059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816">
                <text:p>0.04816</text:p>
              </table:table-cell>
              <table:table-cell office:value-type="float" office:value="0.004269">
                <text:p>0.0042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7456">
                <text:p>0.067456</text:p>
              </table:table-cell>
              <table:table-cell office:value-type="float" office:value="0.005774">
                <text:p>0.0057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1265">
                <text:p>0.051265</text:p>
              </table:table-cell>
              <table:table-cell office:value-type="float" office:value="0.007208">
                <text:p>0.0072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9309">
                <text:p>0.059309</text:p>
              </table:table-cell>
              <table:table-cell office:value-type="float" office:value="0.009913">
                <text:p>0.0099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8503">
                <text:p>0.038503</text:p>
              </table:table-cell>
              <table:table-cell office:value-type="float" office:value="0.007916">
                <text:p>0.0079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0081">
                <text:p>0.030081</text:p>
              </table:table-cell>
              <table:table-cell office:value-type="float" office:value="0.007548">
                <text:p>0.0075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9941">
                <text:p>0.039941</text:p>
              </table:table-cell>
              <table:table-cell office:value-type="float" office:value="0.005932">
                <text:p>0.0059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5459">
                <text:p>0.125459</text:p>
              </table:table-cell>
              <table:table-cell office:value-type="float" office:value="0.012127">
                <text:p>0.0121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24294">
                <text:p>0.224294</text:p>
              </table:table-cell>
              <table:table-cell office:value-type="float" office:value="0.020028">
                <text:p>0.0200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66017">
                <text:p>0.066017</text:p>
              </table:table-cell>
              <table:table-cell office:value-type="float" office:value="0.007103">
                <text:p>0.0071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4.227cm" style:legend-expansion="high" chart:style-name="ch2"/>
        <chart:plot-area chart:style-name="ch3" table:cell-range-address="test255.G1:test255.G16" chart:data-source-has-labels="row" svg:x="0.32cm" svg:y="0.18cm" svg:width="12.726cm" svg:height="8.64cm">
          <chartooo:coordinate-region svg:x="1.127cm" svg:y="0.354cm" svg:width="11.919cm" svg:height="7.87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255.G2:test255.G16" chart:label-cell-address="test255.G1:test255.G1" chart:class="chart:bar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actions</text:p>
                <draw:g>
                  <svg:desc>test255.G1:test255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3">
                <text:p>83</text:p>
                <draw:g>
                  <svg:desc>test255.G2:test255.G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